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13cb08" officeooo:paragraph-rsid="0013cb08"/>
    </style:style>
    <style:style style:name="P2" style:family="paragraph" style:parent-style-name="Heading_20_3">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list-style-name="L5">
      <style:paragraph-properties fo:text-align="justify" style:justify-single-word="false"/>
      <style:text-properties officeooo:rsid="0023a655" officeooo:paragraph-rsid="0023a655"/>
    </style:style>
    <style:style style:name="P5" style:family="paragraph" style:parent-style-name="Text_20_body" style:list-style-name="L3">
      <style:paragraph-properties fo:text-align="justify" style:justify-single-word="false"/>
      <style:text-properties officeooo:rsid="0016c094" officeooo:paragraph-rsid="001a7c48" fo:background-color="#dee6ef"/>
    </style:style>
    <style:style style:name="P6" style:family="paragraph" style:parent-style-name="Text_20_body">
      <style:paragraph-properties fo:text-align="justify" style:justify-single-word="false"/>
      <style:text-properties officeooo:rsid="00209419" officeooo:paragraph-rsid="00209419" fo:background-color="#dee6ef"/>
    </style:style>
    <style:style style:name="P7" style:family="paragraph" style:parent-style-name="Text_20_body" style:list-style-name="L4">
      <style:paragraph-properties fo:text-align="justify" style:justify-single-word="false"/>
      <style:text-properties officeooo:rsid="00209419" officeooo:paragraph-rsid="00209419" fo:background-color="#dee6ef"/>
    </style:style>
    <style:style style:name="P8" style:family="paragraph" style:parent-style-name="Text_20_body" style:list-style-name="L4">
      <style:paragraph-properties fo:text-align="justify" style:justify-single-word="false"/>
      <style:text-properties officeooo:rsid="001bb919" officeooo:paragraph-rsid="00209419" fo:background-color="#dee6ef"/>
    </style:style>
    <style:style style:name="P9" style:family="paragraph" style:parent-style-name="Text_20_body" style:list-style-name="L4">
      <style:paragraph-properties fo:text-align="justify" style:justify-single-word="false"/>
      <style:text-properties officeooo:rsid="001bb919" officeooo:paragraph-rsid="001e80b5" fo:background-color="#dee6ef"/>
    </style:style>
    <style:style style:name="P10" style:family="paragraph" style:parent-style-name="Text_20_body" style:list-style-name="L4">
      <style:paragraph-properties fo:text-align="justify" style:justify-single-word="false"/>
      <style:text-properties officeooo:rsid="001bb919" officeooo:paragraph-rsid="001d78bc" fo:background-color="#dee6ef"/>
    </style:style>
    <style:style style:name="P11" style:family="paragraph" style:parent-style-name="Text_20_body" style:list-style-name="L4">
      <style:paragraph-properties fo:text-align="justify" style:justify-single-word="false"/>
      <style:text-properties officeooo:rsid="001e80b5" officeooo:paragraph-rsid="001e80b5" fo:background-color="#dee6ef"/>
    </style:style>
    <style:style style:name="P12" style:family="paragraph" style:parent-style-name="Text_20_body" style:list-style-name="L6">
      <style:paragraph-properties fo:text-align="justify" style:justify-single-word="false"/>
      <style:text-properties officeooo:rsid="0025535f" officeooo:paragraph-rsid="0025535f" fo:background-color="#dee6ef"/>
    </style:style>
    <style:style style:name="P13" style:family="paragraph" style:parent-style-name="Text_20_body" style:list-style-name="L7">
      <style:paragraph-properties fo:text-align="justify" style:justify-single-word="false"/>
      <style:text-properties officeooo:rsid="00268a48" officeooo:paragraph-rsid="00268a48" fo:background-color="#dee6ef"/>
    </style:style>
    <style:style style:name="P14" style:family="paragraph" style:parent-style-name="Text_20_body" style:list-style-name="L8">
      <style:paragraph-properties fo:text-align="justify" style:justify-single-word="false"/>
      <style:text-properties officeooo:rsid="0027b04b" officeooo:paragraph-rsid="0027b04b" fo:background-color="#dee6ef"/>
    </style:style>
    <style:style style:name="T1" style:family="text">
      <style:text-properties fo:color="#000000" loext:opacity="100%" style:font-name="Calibri1" fo:font-size="12pt" fo:font-weight="normal" fo:background-color="transparent" loext:char-shading-value="0" style:font-name-asian="Calibri1" style:font-name-complex="Calibri1"/>
    </style:style>
    <style:style style:name="T2" style:family="text">
      <style:text-properties fo:color="#000000" loext:opacity="100%" style:font-name="Calibri1" fo:font-size="12pt" fo:font-weight="normal" officeooo:rsid="00268a48" fo:background-color="transparent" loext:char-shading-value="0" style:font-name-asian="Calibri1" style:font-name-complex="Calibri1"/>
    </style:style>
    <style:style style:name="T3" style:family="text">
      <style:text-properties fo:color="#000000" loext:opacity="100%" style:font-name="Calibri1" fo:font-size="12pt" fo:font-weight="normal" style:font-name-asian="Calibri1" style:font-name-complex="Calibri1"/>
    </style:style>
    <style:style style:name="T4" style:family="text">
      <style:text-properties fo:color="#000000" loext:opacity="100%" style:font-name="Calibri1" fo:font-size="12pt" fo:font-weight="normal" officeooo:rsid="001a7c48" style:font-name-asian="Calibri1" style:font-name-complex="Calibri1"/>
    </style:style>
    <style:style style:name="T5" style:family="text">
      <style:text-properties fo:color="#000000" loext:opacity="100%" style:font-name="Calibri1" fo:font-size="12pt" fo:font-weight="normal" officeooo:rsid="0018bd6c" style:font-name-asian="Calibri1" style:font-name-complex="Calibri1"/>
    </style:style>
    <style:style style:name="T6" style:family="text">
      <style:text-properties fo:color="#000000" loext:opacity="100%" style:font-name="Calibri1" fo:font-size="12pt" fo:font-weight="normal" officeooo:rsid="00224e93" style:font-name-asian="Calibri1" style:font-name-complex="Calibri1"/>
    </style:style>
    <style:style style:name="T7" style:family="text">
      <style:text-properties fo:color="#000000" loext:opacity="100%" style:font-name="Calibri1" fo:font-size="12pt" fo:font-weight="normal" officeooo:rsid="001eea00" style:font-name-asian="Calibri1" style:font-name-complex="Calibri1"/>
    </style:style>
    <style:style style:name="T8" style:family="text">
      <style:text-properties fo:color="#000000" loext:opacity="100%" style:font-name="Calibri1" fo:font-size="12pt" fo:font-weight="normal" officeooo:rsid="00209419" style:font-name-asian="Calibri1" style:font-name-complex="Calibri1"/>
    </style:style>
    <style:style style:name="T9" style:family="text">
      <style:text-properties fo:color="#000000" loext:opacity="100%" style:font-name="Calibri1" fo:font-size="12pt" fo:font-weight="normal" officeooo:rsid="001d78bc" style:font-name-asian="Calibri1" style:font-name-complex="Calibri1"/>
    </style:style>
    <style:style style:name="T10" style:family="text">
      <style:text-properties fo:color="#000000" loext:opacity="100%" style:font-name="Calibri1" fo:font-size="12pt" fo:font-weight="normal" officeooo:rsid="001e80b5" style:font-name-asian="Calibri1" style:font-name-complex="Calibri1"/>
    </style:style>
    <style:style style:name="T11" style:family="text">
      <style:text-properties fo:color="#000000" loext:opacity="100%" style:font-name="Calibri1" fo:font-size="12pt" fo:font-weight="normal" officeooo:rsid="00268a48" style:font-name-asian="Calibri1" style:font-name-complex="Calibri1"/>
    </style:style>
    <style:style style:name="T12" style:family="text">
      <style:text-properties fo:color="#000000" loext:opacity="100%" style:font-name="Calibri1" fo:font-size="12pt" fo:font-weight="normal" officeooo:rsid="00291478" style:font-name-asian="Calibri1" style:font-name-complex="Calibri1"/>
    </style:style>
    <style:style style:name="T13" style:family="text">
      <style:text-properties fo:color="#000000" loext:opacity="100%" style:font-name="Calibri1" fo:font-size="12pt" fo:font-weight="normal" officeooo:rsid="0029b797" style:font-name-asian="Calibri1" style:font-name-complex="Calibri1"/>
    </style:style>
    <style:style style:name="T14" style:family="text">
      <style:text-properties fo:color="#000000" loext:opacity="100%" style:font-name="Calibri1" fo:font-size="12pt" fo:font-weight="normal" officeooo:rsid="002a8668" style:font-name-asian="Calibri1" style:font-name-complex="Calibri1"/>
    </style:style>
    <style:style style:name="T15" style:family="text">
      <style:text-properties fo:color="#000000" loext:opacity="100%" style:font-name="Calibri1" fo:font-size="12pt" fo:font-weight="normal" fo:background-color="#dee6ef" loext:char-shading-value="0" style:font-name-asian="Calibri1" style:font-name-complex="Calibri1"/>
    </style:style>
    <style:style style:name="T16" style:family="text">
      <style:text-properties fo:color="#000000" loext:opacity="100%" style:font-name="Calibri1" fo:font-size="12pt" fo:font-weight="normal" fo:background-color="#dee6ef" loext:char-shading-value="0" style:font-name-asian="Calibri1" style:font-name-complex="Calibri1"/>
    </style:style>
    <style:style style:name="T17" style:family="text">
      <style:text-properties fo:color="#000000" loext:opacity="100%" style:font-name="Calibri1" fo:font-size="12pt" fo:font-style="normal" fo:font-weight="normal" officeooo:rsid="0018bd6c" style:font-name-asian="Calibri1" style:font-style-asian="normal" style:font-weight-asian="normal" style:font-name-complex="Calibri1" style:font-style-complex="normal" style:font-weight-complex="normal"/>
    </style:style>
    <style:style style:name="T18" style:family="text">
      <style:text-properties fo:color="#000000" loext:opacity="100%" style:font-name="Calibri1" fo:font-size="12pt" fo:font-style="normal" fo:font-weight="normal" officeooo:rsid="001a7c48" style:font-name-asian="Calibri1" style:font-style-asian="normal" style:font-weight-asian="normal" style:font-name-complex="Calibri1"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0.635cm"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span text:style-name="T1">Buenas tardes. Algunas dudas, sugerencias o preguntas :</text:span></text:h>
      <text:p text:style-name="P3"><text:span text:style-name="T1">* Si tienes familias de artículos, no creo que sea necesario Categorías de artículos. Puedes explicarme porque lo haces así ?</text:span></text:p>
      <text:list xml:id="list1283705821" text:style-name="L3">
        <text:list-item>
          <text:p text:style-name="P5"><text:span text:style-name="T3">En un principio, pensé incluir solamente 'Familia' de artículos como criterio de agrupación. </text:span><text:span text:style-name="T4">La idea es, que en la emisión de informes de ventas, se pueda</text:span><text:span text:style-name="T3"> desglosar el porcentaje de ventas teniendo en cuenta este criterio </text:span><text:span text:style-name="T5">(para que así el usuario administrador proceda a impulsar las ventas de artículos cuya 'Familia' no cumpla con la cuota de ventas ideal).</text:span></text:p>
        </text:list-item>
        <text:list-item>
          <text:p text:style-name="P5"><text:span text:style-name="T4">Éste criterio de agrupación, aunque es válido, </text:span><text:span text:style-name="T5">me pareció que puede arrojar un pobre resultado estadístico en los informes, por lo que decidí incluir una nueva capa de agrupación, que sería 'Categoría'.</text:span></text:p>
        </text:list-item>
        <text:list-item>
          <text:p text:style-name="P5"><text:span text:style-name="T5">Por ejemplo, un negocio dedicado a la venta de ropa, puede tener la 'Familia' </text:span><text:span text:style-name="T17">complementos, </text:span><text:span text:style-name="T18">y dentro de complementos, las 'Categorías' cinturones, corbatas, bolsos, etc.</text:span></text:p>
        </text:list-item>
      </text:list>
      <text:p text:style-name="P3"><text:span text:style-name="T1">* Según tu manual, el proceso de venta inicia permitiendo el escaneo de códigos de barras de artículos.... </text:span></text:p>
      <text:p text:style-name="P3"><text:span text:style-name="T1">¿ Y cuando seleccionamos el cliente a quien le vendemos ?</text:span></text:p>
      <text:p text:style-name="P6"><text:span text:style-name="T3">No especifiqué </text:span><text:span text:style-name="T12">el</text:span><text:span text:style-name="T3"> proceso de selección porque debido a </text:span><text:span text:style-name="T12">que es una parte con cierta</text:span><text:span text:style-name="T3"> complejidad, no quería encontrarme con ningún callejón sin salida en la implementación. No pretendo excusarme y asumo la falta de especificación, pero en un principio, mi aplicación móvil hacía consultas directamente a través de la </text:span><text:span text:style-name="T6">red contra la base de datos MySql, sin guardar en las tablas locales de SQLite (que era lo que en pensé que debía hacer la aplicación), y ahora lo hace consumiendo una API (JSON) de mi servidor Web (nube), y no sabía qué limitaciones podía encontrar. Igualmente, si me permites, voy a intentar explicar como es el proceso de selección de cliente:</text:span></text:p>
      <text:list xml:id="list2683460575" text:style-name="L4">
        <text:list-item>
          <text:p text:style-name="P8"><text:span text:style-name="T3">Una vez el empleado se ha autenticado en el sistema, </text:span><text:span text:style-name="T7">se muestra un menú (</text:span><text:span text:style-name="T8">que</text:span><text:span text:style-name="T7"> tendrá diferentes restricciones de acceso dependiendo el perfil de empleado) que permitirá elegir algunas opciones (alta fiscal de nuevo cliente, consultar ventas, cerrar ventas, </text:span><text:span text:style-name="T12">dotaciones, </text:span><text:span text:style-name="T7">etc).</text:span></text:p>
        </text:list-item>
        <text:list-item>
          <text:p text:style-name="P8"><text:span text:style-name="T8">Entre estas opciones, está la de iniciar nueva venta,</text:span><text:span text:style-name="T7"> </text:span><text:span text:style-name="T3">donde se debe elegir el </text:span><text:span text:style-name="T9">perfil</text:span><text:span text:style-name="T3"> de cliente </text:span><text:span text:style-name="T9">que se va a tratar (a través de un spinner). </text:span></text:p>
        </text:list-item>
        <text:list-item>
          <text:p text:style-name="P9"><text:span text:style-name="T9">Por defecto, si no se especifica, la venta se inicia a un cliente anónimo.</text:span></text:p>
        </text:list-item>
        <text:list-item>
          <text:p text:style-name="P10"><text:span text:style-name="T9">Si el cliente requiere factura, deberá indicarse </text:span><text:span text:style-name="T10">el </text:span><text:span text:style-name="T9">identificador </text:span><text:span text:style-name="T13">del cliente fiscal</text:span><text:span text:style-name="T9"> (NIF ó CIF </text:span><text:span text:style-name="T10">del tipo de sociedad</text:span><text:span text:style-name="T9">) a través de una entrada de texto.</text:span></text:p>
        </text:list-item>
        <text:list-item>
          <text:p text:style-name="P11"><text:span text:style-name="T9">S</text:span><text:span text:style-name="T3">i el cliente es un empleado de la empresa, es VIP o tiene ciertos privilegios, éste recibirá un descuento personalizado sobre el importe de la venta (los diferentes tratos que se dan a los clientes dependerán del usuario administrador, reflejados en la tabla de 'Categoría de </text:span><text:soft-page-break/><text:span text:style-name="T3">clientes').</text:span></text:p>
        </text:list-item>
        <text:list-item>
          <text:p text:style-name="P11"><text:span text:style-name="T3">La tabla de </text:span><text:span text:style-name="T7">'C</text:span><text:span text:style-name="T3">ategoría</text:span><text:span text:style-name="T7">s</text:span><text:span text:style-name="T3"> de cliente</text:span><text:span text:style-name="T7">s'</text:span><text:span text:style-name="T3"> puede recibir nuevos registros (o modificar los existentes) </text:span><text:span text:style-name="T13">solo </text:span><text:span text:style-name="T3">en el lado del servidor, mientras </text:span><text:span text:style-name="T7">que la tabla de 'Clientes' puede modificarse o incluir nuevos registros tanto en el lado del servidor como en la aplicación (</text:span><text:span text:style-name="T8">para agilizar el alta fiscal de un nuevo cliente </text:span><text:span text:style-name="T13">en caliente</text:span><text:span text:style-name="T8"> </text:span><text:span text:style-name="T13">directamente en el TPV</text:span><text:span text:style-name="T7">).</text:span></text:p>
        </text:list-item>
        <text:list-item>
          <text:p text:style-name="P7"><text:span text:style-name="T7">U</text:span><text:span text:style-name="T3">na vez establecido del cliente, ya sí se inicia proceso de venta propiamente dicho.</text:span></text:p>
        </text:list-item>
      </text:list>
      <text:p text:style-name="P3"><text:span text:style-name="T1">* El tema de descuentos y promociones para las familias de clientes... yo lo dejaría como ampliación de proyecto.</text:span></text:p>
      <text:p text:style-name="P3"><text:span text:style-name="T1"><text:s text:c="2"/>Es ambicioso y complejo, para un primer proyecto.</text:span></text:p>
      <text:list xml:id="list87817556" text:style-name="L5">
        <text:list-item>
          <text:p text:style-name="P4"><text:span text:style-name="T16">Como he explicado en el punto anterior, me parece una funcionalidad muy útil (además de ser algo común en este tipo de aplicaciones). No obstante, aunque hay bastante tiempo por delante, seguiré tu consejo y dejaré esta implementación como ampliación del proyecto, una vez lo haya finalizado si el tiempo me lo permite.</text:span></text:p>
        </text:list-item>
      </text:list>
      <text:p text:style-name="P3"><text:span text:style-name="T1">* Sobre los artículos:</text:span></text:p>
      <text:p text:style-name="P3"><text:span text:style-name="T1"><text:s text:c="2"/>cantidad vendida -&gt; se calculará automáticamente con los registros de ventas.</text:span></text:p>
      <text:list xml:id="list3939414954" text:style-name="L6">
        <text:list-item>
          <text:p text:style-name="P12"><text:span text:style-name="T3">La intención es que durante el proceso de cierre de ventas de cada día, se produzca un recuento de la cantidad de cada artículo vendido en ese día. Este recuento se realiza sobre la tabla 'Detalles venta' </text:span><text:span text:style-name="T13">de SQLite </text:span><text:span text:style-name="T3">(agrupando por artículo y contabilizando </text:span><text:span text:style-name="T11">con una consulta típica SELECT cod_articulo, COUNT(*) FROM Articulos GROUP BY cod_articulo</text:span><text:span text:style-name="T3">). Una vez se ha contabilizado qué cantidad de cada artículo se </text:span><text:span text:style-name="T13">h</text:span><text:span text:style-name="T3">a vendido en el día, ésta cantidad se sumará al campo 'cantidad vendida' de la tabla 'Artículos' del servidor remoto.</text:span></text:p>
        </text:list-item>
      </text:list>
      <text:p text:style-name="P3"><text:span text:style-name="T1"><text:s text:c="2"/>referencia a periodo de descuento -&gt; <text:s/></text:span></text:p>
      <text:p text:style-name="P3"><text:span text:style-name="T1"><text:s text:c="4"/>¿eso significa un periodo de descuento ( fecha inicio - fecha fin ) por articulo ?</text:span></text:p>
      <text:list xml:id="list759173554" text:style-name="L7">
        <text:list-item>
          <text:p text:style-name="P13"><text:span text:style-name="T3">Efectivamente, el periodo de descuento está definido por una fecha de inicio y una fecha fin (si la fecha actual está entre esas dos fechas, se aplica el importe de descuento, si no, se aplica el importe habitual). Los artículos que no estén en promoción tendrán ambos campos </text:span><text:span text:style-name="T13">NULL</text:span><text:span text:style-name="T3">, con lo que habrá que comprobar previamente este estado.</text:span></text:p>
        </text:list-item>
      </text:list>
      <text:p text:style-name="P3"><text:span text:style-name="T1"><text:s text:c="4"/>¿el descuento sera indicando un precio o un porcentaje de descuento sobre el precio de venta ?</text:span></text:p>
      <text:list xml:id="list2807305467" text:style-name="L8">
        <text:list-item>
          <text:p text:style-name="P14"><text:span text:style-name="T3">Error mío no haber indicado este campo de </text:span><text:span text:style-name="T14">'P</text:span><text:span text:style-name="T3">recio en promoción</text:span><text:span text:style-name="T14">'</text:span><text:span text:style-name="T3"> del artículo </text:span><text:span text:style-name="T14">en la tabla 'Artículos'</text:span><text:span text:style-name="T3"> que es donde debería estar. En un principio pensé crear una tabla independiente con tres campos:</text:span></text:p>
          <text:list>
            <text:list-item>
              <text:p text:style-name="P14"><text:span text:style-name="T14">C</text:span><text:span text:style-name="T3">ódigos de artículos en promoción, fecha de inicio de promoción y fecha de fin de promoción, pero me di cuenta de que no me iba a aportar ninguna mejora, así que decidí incluir estos tres campos directamente en el artículo y dejarlos NULL en caso de que no estuviesen en promoción, pero por descuido dejé sin indicar el campo 'precio de venta en promoción'. </text:span></text:p>
            </text:list-item>
            <text:list-item>
              <text:p text:style-name="P14"><text:soft-page-break/><text:span text:style-name="T3">El precio en promoción será un precio concreto (no porcentual), ya que es habitual que algunos artículos solamente se vendan durante una promoción y carezcan de un precio base habitual (o directamente que sea 0) sobre el que calcular el precio en descuento.</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3cb08" officeooo:paragraph-rsid="0013cb0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9T18:00:51.736000000</dc:date>
    <meta:editing-duration>PT49M47S</meta:editing-duration>
    <meta:editing-cycles>13</meta:editing-cycles>
    <meta:generator>LibreOffice/7.1.8.1$Windows_X86_64 LibreOffice_project/e1f30c802c3269a1d052614453f260e49458c82c</meta:generator>
    <meta:document-statistic meta:table-count="0" meta:image-count="0" meta:object-count="0" meta:page-count="3" meta:paragraph-count="28" meta:word-count="947" meta:character-count="5593" meta:non-whitespace-character-count="4671"/>
  </office:meta>
</office:document-meta>
</file>